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le1" style:family="table">
      <style:table-properties style:width="17cm" table:align="left" fo:background-color="#f8f9fa">
        <style:background-image/>
      </style:table-properties>
    </style:style>
    <style:style style:name="Tabelle1.A" style:family="table-column">
      <style:table-column-properties style:column-width="4.046cm"/>
    </style:style>
    <style:style style:name="Tabelle1.B" style:family="table-column">
      <style:table-column-properties style:column-width="12.954cm"/>
    </style:style>
    <style:style style:name="Tabelle1.A1" style:family="table-cell">
      <style:table-cell-properties style:vertical-align="middle" fo:background-color="#eaecf0" fo:padding="0.049cm" fo:border="0.05pt solid #a2a9b1">
        <style:background-image/>
      </style:table-cell-properties>
    </style:style>
    <style:style style:name="Tabelle1.A2" style:family="table-cell">
      <style:table-cell-properties style:vertical-align="middle" fo:padding="0.049cm" fo:border="0.05pt solid #a2a9b1"/>
    </style:style>
    <style:style style:name="Tabelle1.B2" style:family="table-cell">
      <style:table-cell-properties style:vertical-align="middle" fo:padding="0.049cm" fo:border="0.05pt solid #a2a9b1"/>
    </style:style>
    <style:style style:name="Tabelle1.A3" style:family="table-cell">
      <style:table-cell-properties style:vertical-align="middle" fo:padding="0.049cm" fo:border="0.05pt solid #a2a9b1"/>
    </style:style>
    <style:style style:name="Tabelle1.B3" style:family="table-cell">
      <style:table-cell-properties style:vertical-align="middle" fo:padding="0.049cm" fo:border="0.05pt solid #a2a9b1"/>
    </style:style>
    <style:style style:name="Tabelle1.A4" style:family="table-cell">
      <style:table-cell-properties style:vertical-align="middle" fo:padding="0.049cm" fo:border="0.05pt solid #a2a9b1"/>
    </style:style>
    <style:style style:name="Tabelle1.B4" style:family="table-cell">
      <style:table-cell-properties style:vertical-align="middle" fo:padding="0.049cm" fo:border="0.05pt solid #a2a9b1"/>
    </style:style>
    <style:style style:name="Tabelle1.A5" style:family="table-cell">
      <style:table-cell-properties style:vertical-align="middle" fo:padding="0.049cm" fo:border="0.05pt solid #a2a9b1"/>
    </style:style>
    <style:style style:name="Tabelle1.B5" style:family="table-cell">
      <style:table-cell-properties style:vertical-align="middle" fo:padding="0.049cm" fo:border="0.05pt solid #a2a9b1"/>
    </style:style>
    <style:style style:name="Tabelle1.A6" style:family="table-cell">
      <style:table-cell-properties style:vertical-align="middle" fo:padding="0.049cm" fo:border="0.05pt solid #a2a9b1"/>
    </style:style>
    <style:style style:name="Tabelle1.B6" style:family="table-cell">
      <style:table-cell-properties style:vertical-align="middle" fo:padding="0.049cm" fo:border="0.05pt solid #a2a9b1"/>
    </style:style>
    <style:style style:name="Tabelle1.A7" style:family="table-cell">
      <style:table-cell-properties style:vertical-align="middle" fo:padding="0.049cm" fo:border="0.05pt solid #a2a9b1"/>
    </style:style>
    <style:style style:name="Tabelle1.B7" style:family="table-cell">
      <style:table-cell-properties style:vertical-align="middle" fo:padding="0.049cm" fo:border="0.05pt solid #a2a9b1"/>
    </style:style>
    <style:style style:name="Tabelle2" style:family="table">
      <style:table-properties style:width="17cm" table:align="left" fo:background-color="#f8f9fa">
        <style:background-image/>
      </style:table-properties>
    </style:style>
    <style:style style:name="Tabelle2.A" style:family="table-column">
      <style:table-column-properties style:column-width="5.817cm"/>
    </style:style>
    <style:style style:name="Tabelle2.B" style:family="table-column">
      <style:table-column-properties style:column-width="11.183cm"/>
    </style:style>
    <style:style style:name="Tabelle2.A1" style:family="table-cell">
      <style:table-cell-properties style:vertical-align="middle" fo:background-color="#eaecf0" fo:padding="0.049cm" fo:border="0.05pt solid #a2a9b1">
        <style:background-image/>
      </style:table-cell-properties>
    </style:style>
    <style:style style:name="Tabelle2.A2" style:family="table-cell">
      <style:table-cell-properties style:vertical-align="middle" fo:padding="0.049cm" fo:border="0.05pt solid #a2a9b1"/>
    </style:style>
    <style:style style:name="Tabelle2.B2" style:family="table-cell">
      <style:table-cell-properties style:vertical-align="middle" fo:padding="0.049cm" fo:border="0.05pt solid #a2a9b1"/>
    </style:style>
    <style:style style:name="Tabelle2.A3" style:family="table-cell">
      <style:table-cell-properties style:vertical-align="middle" fo:padding="0.049cm" fo:border="0.05pt solid #a2a9b1"/>
    </style:style>
    <style:style style:name="Tabelle2.B3" style:family="table-cell">
      <style:table-cell-properties style:vertical-align="middle" fo:padding="0.049cm" fo:border="0.05pt solid #a2a9b1"/>
    </style:style>
    <style:style style:name="Tabelle2.A4" style:family="table-cell">
      <style:table-cell-properties style:vertical-align="middle" fo:padding="0.049cm" fo:border="0.05pt solid #a2a9b1"/>
    </style:style>
    <style:style style:name="Tabelle2.B4" style:family="table-cell">
      <style:table-cell-properties style:vertical-align="middle" fo:padding="0.049cm" fo:border="0.05pt solid #a2a9b1"/>
    </style:style>
    <style:style style:name="Tabelle2.A5" style:family="table-cell">
      <style:table-cell-properties style:vertical-align="middle" fo:padding="0.049cm" fo:border="0.05pt solid #a2a9b1"/>
    </style:style>
    <style:style style:name="Tabelle2.B5" style:family="table-cell">
      <style:table-cell-properties style:vertical-align="middle" fo:padding="0.049cm" fo:border="0.05pt solid #a2a9b1"/>
    </style:style>
    <style:style style:name="Tabelle2.A6" style:family="table-cell">
      <style:table-cell-properties style:vertical-align="middle" fo:padding="0.049cm" fo:border="0.05pt solid #a2a9b1"/>
    </style:style>
    <style:style style:name="Tabelle2.B6" style:family="table-cell">
      <style:table-cell-properties style:vertical-align="middle" fo:padding="0.049cm" fo:border="0.05pt solid #a2a9b1"/>
    </style:style>
    <style:style style:name="P1" style:family="paragraph" style:parent-style-name="Heading_20_3">
      <style:text-properties fo:font-variant="normal" fo:text-transform="none" fo:color="#000000" style:font-name="sans-serif" fo:letter-spacing="normal" fo:font-style="normal" fo:font-weight="normal" officeooo:paragraph-rsid="0010833e"/>
    </style:style>
    <style:style style:name="P2" style:family="paragraph" style:parent-style-name="Heading_20_3">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sans-serif" fo:letter-spacing="normal" fo:font-style="normal" fo:font-weight="normal"/>
    </style:style>
    <style:style style:name="P3" style:family="paragraph" style:parent-style-name="Table_20_Heading">
      <style:paragraph-properties fo:text-align="center" style:justify-single-word="false"/>
    </style:style>
    <style:style style:name="P4" style:family="paragraph" style:parent-style-name="Text_20_body">
      <style:paragraph-properties fo:margin-left="0cm" fo:margin-right="0cm" fo:orphans="2" fo:widows="2" fo:text-indent="0cm" style:auto-text-indent="false"/>
    </style:style>
    <style:style style:name="P5"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style:text-underline-style="solid" style:text-underline-width="auto" style:text-underline-color="font-color" fo:font-weight="normal"/>
    </style:style>
    <style:style style:name="P6" style:family="paragraph" style:parent-style-name="Text_20_body">
      <style:paragraph-properties fo:margin-left="0cm" fo:margin-right="0cm" fo:orphans="2" fo:widows="2" fo:text-indent="0cm" style:auto-text-indent="false"/>
      <style:text-properties fo:font-variant="normal" fo:text-transform="none" fo:color="#222222" style:font-name="sans-serif" fo:font-size="10.5pt" fo:letter-spacing="normal" fo:font-style="normal" fo:font-weight="normal"/>
    </style:style>
    <style:style style:name="P7" style:family="paragraph" style:parent-style-name="Text_20_body">
      <loext:graphic-properties draw:fill="solid" draw:fill-color="#ffffff" draw:opacity="100%"/>
      <style:paragraph-properties fo:margin-left="0cm" fo:margin-right="0cm" fo:margin-top="0cm" fo:margin-bottom="0cm" loext:contextual-spacing="false" fo:line-height="160%" fo:orphans="2" fo:widows="2" fo:text-indent="0cm" style:auto-text-indent="false" fo:background-color="#ffffff" fo:padding="0cm" fo:border="none"/>
      <style:text-properties fo:font-variant="normal" fo:text-transform="none" fo:color="#000000" style:font-name="sans-serif" fo:letter-spacing="normal" fo:font-style="normal" fo:font-weight="normal"/>
    </style:style>
    <style:style style:name="T1" style:family="text">
      <style:text-properties fo:color="#000000" style:font-name="monospace" fo:font-weight="bold"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2" style:family="text">
      <style:text-properties fo:color="#000000" style:font-name="monospace" fo:font-style="italic"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3" style:family="text">
      <style:text-properties fo:color="#000000" style:font-name="monospace" fo:font-style="italic" fo:font-weight="bold"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4" style:family="text">
      <style:text-properties fo:font-variant="normal" fo:text-transform="none" fo:color="#222222" style:font-name="sans-serif" fo:font-size="10.5pt" fo:letter-spacing="normal" fo:font-style="normal" fo:font-weight="normal"/>
    </style:style>
    <style:style style:name="T5" style:family="text">
      <style:text-properties fo:font-variant="normal" fo:text-transform="none" fo:color="#222222" style:font-name="sans-serif" fo:font-size="10.5pt" fo:letter-spacing="normal" fo:font-style="normal" fo:font-weight="normal" officeooo:rsid="001118b4"/>
    </style:style>
    <style:style style:name="T6" style:family="text">
      <style:text-properties fo:font-variant="normal" fo:text-transform="none" fo:color="#000000" style:font-name="monospace" fo:font-size="10.5pt" fo:letter-spacing="normal" fo:font-style="normal" fo:font-weight="normal"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7" style:family="text">
      <style:text-properties fo:font-variant="normal" fo:text-transform="none" fo:color="#000000" style:font-name="monospace" fo:font-size="10.5pt" fo:letter-spacing="normal" fo:font-style="normal" fo:font-weight="normal" officeooo:rsid="001118b4" fo:background-color="#f8f9fa" loext:char-shading-value="0" loext:padding-left="0.106cm" loext:padding-right="0cm" loext:padding-top="0.049cm" loext:padding-bottom="0.049cm" loext:border-left="0.06pt solid #eaecf0" loext:border-right="none" loext:border-top="0.06pt solid #eaecf0" loext:border-bottom="0.06pt solid #eaecf0"/>
    </style:style>
    <style:style style:name="T8" style:family="text">
      <style:text-properties fo:font-variant="normal" fo:text-transform="none" fo:color="#000000" style:font-name="monospace" fo:font-size="10.5pt" fo:letter-spacing="normal" fo:font-style="normal" fo:font-weight="normal" officeooo:rsid="001118b4" fo:background-color="#f8f9fa" loext:char-shading-value="0" style:font-name-asian="Noto Sans Mono CJK SC" style:font-name-complex="Liberation Mono" loext:padding-left="0.106cm" loext:padding-right="0cm" loext:padding-top="0.049cm" loext:padding-bottom="0.049cm" loext:border-left="0.06pt solid #eaecf0" loext:border-right="none" loext:border-top="0.06pt solid #eaecf0" loext:border-bottom="0.06pt solid #eaecf0"/>
    </style:style>
    <style:style style:name="T9" style:family="text">
      <style:text-properties fo:font-variant="normal" fo:text-transform="none" fo:color="#175717" style:text-line-through-style="none" style:text-line-through-type="none" style:font-name="sans-serif" fo:font-size="10.5pt" fo:letter-spacing="normal" fo:font-style="normal" style:text-underline-style="none" fo:font-weight="normal" style:text-blinking="false"/>
    </style:style>
    <style:style style:name="T10" style:family="text">
      <style:text-properties fo:font-weight="bold"/>
    </style:style>
    <style:style style:name="T11" style:family="text">
      <style:text-properties fo:color="#175717" style:text-line-through-style="none" style:text-line-through-type="none" style:text-underline-style="none" style:text-blinking="false"/>
    </style:style>
    <style:style style:name="T12" style:family="text">
      <style:text-properties officeooo:rsid="0010833e"/>
    </style:style>
    <style:style style:name="T13" style:family="text">
      <style:text-properties style:font-name="Linux Libertine"/>
    </style:style>
    <style:style style:name="T14" style:family="text">
      <style:text-properties officeooo:rsid="001118b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bookmark text:name="Events"/><text:span text:style-name="T13">Events</text:span></text:h>
      <text:p text:style-name="P4"><text:span text:style-name="T5">Die SCDE</text:span><text:span text:style-name="T4"> verfügt über einen Event-Mechanismus um Änderungen verschiedenster Art an einzelne oder alle Definitionen mitzuteilen. Jedes Modul (und damit alle Definitionen dieses Moduls) können auf Events von </text:span><text:span text:style-name="T5">der SCDE </text:span><text:span text:style-name="T4">selber (Definition </text:span><text:span text:style-name="Source_20_Text"><text:span text:style-name="T6">global</text:span></text:span><text:span text:style-name="T4">) oder von anderen Definitionen reagieren und dadurch selber aktiv werden. Ein Event wird innerhalb </text:span><text:span text:style-name="T5">der SCDE</text:span><text:span text:style-name="T4"> als Zeichenkette </text:span><text:span text:style-name="T5">(Name / Details) </text:span><text:span text:style-name="T4">behandelt.</text:span></text:p>
      <text:p text:style-name="P4"><text:span text:style-name="T4">Events sind grundsätzlich immer definitionsbezogen. Das bedeutet, dass ein Event immer in Verbindung mit einem Definitionsnamen erzeugt wird. Jede Definition, welche ein Event verarbeitet, erhält </text:span><text:span text:style-name="T5">auch die Information welche Definition den Event ausgelöst hat</text:span><text:span text:style-name="T4">.</text:span></text:p>
      <text:p text:style-name="P6">Events werden typischerweise bei der Erstellung von Readings implizit für jedes einzelne Reading erzeugt. Es gibt jedoch auch Events die nichts mit Readings zu tun haben um anderweitige Änderungen bekannt zu geben.</text:p>
      <text:p text:style-name="P4"><text:span text:style-name="T4">Eigene Events können in </text:span><text:span text:style-name="T5">der SCDE </text:span><text:span text:style-name="T4">mit der Funktion </text:span><text:a xlink:type="simple" xlink:href="https://wiki.fhem.de/wiki/DevelopmentModuleAPI#DoTrigger" text:style-name="Internet_20_link" text:visited-style-name="Visited_20_Internet_20_Link"><text:span text:style-name="T9">DoTrigger()</text:span></text:a><text:span text:style-name="T4"> erzeugt werden. Um auf Events in einem Modul reagieren zu können, muss eine </text:span><text:a xlink:type="simple" xlink:href="https://wiki.fhem.de/wiki/DevelopmentModuleIntro#X_Notify" text:style-name="Internet_20_link" text:visited-style-name="Visited_20_Internet_20_Link"><text:span text:style-name="T9">Notify</text:span></text:a><text:span text:style-name="T4">-Funktion implementiert sein. Sobald ein oder mehrere Events für eine Definition getriggert werden, prüft </text:span><text:span text:style-name="T5">die SCDE</text:span><text:span text:style-name="T4"> welche Definitionen über Events der auslösenden Definition informiert werden möchten. Diese werden dann nacheinander in einer bestimmten Reihenfolge durch Aufruf der </text:span><text:a xlink:type="simple" xlink:href="https://wiki.fhem.de/wiki/DevelopmentModuleIntro#X_Notify" text:style-name="Internet_20_link" text:visited-style-name="Visited_20_Internet_20_Link"><text:span text:style-name="T9">Notify</text:span></text:a><text:span text:style-name="T4">-Funktion über anstehende Events in Kenntnis gesetzt. Es obliegt dann dem jeweiligen Modul, wie es auf die Events reagiert.</text:span></text:p>
      <text:h text:style-name="P1" text:outline-level="3"><text:span text:style-name="T12">g</text:span>lobale Events</text:h>
      <text:p text:style-name="P4"><text:span text:style-name="T4">Als "globale Events" werden alle Events bezeichnet, die durch die Definition </text:span><text:span text:style-name="Source_20_Text"><text:span text:style-name="T6">global</text:span></text:span><text:span text:style-name="T4"> erzeugt werden. Es handelt sich hierbei um Events die Strukturänderungen in der Konfiguration, als auch systemweite Ereignisse signalisieren.</text:span></text:p>
      <text:p text:style-name="P4"><text:span text:style-name="T4">Hier eine kurze Zusammenfassung, welche Events durch </text:span><text:span text:style-name="Source_20_Text"><text:span text:style-name="T6">global</text:span></text:span><text:span text:style-name="T4"> getriggert werden können:</text:span></text:p>
      <text:p text:style-name="P5">Allgemeine Events:</text:p>
      <table:table table:name="Tabelle1" table:style-name="Tabelle1">
        <table:table-column table:style-name="Tabelle1.A"/>
        <table:table-column table:style-name="Tabelle1.B"/>
        <table:table-row>
          <table:table-cell table:style-name="Tabelle1.A1" office:value-type="string">
            <text:p text:style-name="P3">Event-Text</text:p>
          </table:table-cell>
          <table:table-cell table:style-name="Tabelle1.A1" office:value-type="string">
            <text:p text:style-name="P3">Beschreibung.</text:p>
          </table:table-cell>
        </table:table-row>
        <table:table-row>
          <table:table-cell table:style-name="Tabelle1.A2" office:value-type="string">
            <text:p text:style-name="Table_20_Contents"><text:span text:style-name="Source_20_Text"><text:span text:style-name="T1">INITIALIZED</text:span></text:span></text:p>
          </table:table-cell>
          <table:table-cell table:style-name="Tabelle1.B2" office:value-type="string">
            <text:p text:style-name="Table_20_Contents">Der Start <text:span text:style-name="T12">der SCDE </text:span>ist abgeschlossen. Sämtliche Definitionen und Attribute wurden aus der Konfiguration (<text:span text:style-name="T12">maker</text:span>.cfg<text:span text:style-name="T12">)</text:span> eingelesen, sowie sämtliche Readings sind aus dem State-File eingelesen und stehen nun voll umfänglich zur Verfügung.</text:p>
          </table:table-cell>
        </table:table-row>
        <table:table-row>
          <table:table-cell table:style-name="Tabelle1.A3" office:value-type="string">
            <text:p text:style-name="Table_20_Contents"><text:span text:style-name="Source_20_Text"><text:span text:style-name="T1">REREADCFG</text:span></text:span></text:p>
          </table:table-cell>
          <table:table-cell table:style-name="Tabelle1.B3" office:value-type="string">
            <text:p text:style-name="Table_20_Contents">Die Konfiguration wurde erneut eingelesen. Dies bedeutet, es wurden alle Definitionen/Attribute/Readings aus <text:span text:style-name="T12">der SCDE </text:span>entfernt und durch Einlesen der Konfiguration neu angelegt. (<text:span text:style-name="T12">SCDE-</text:span>Befehl: "rereadcfg")</text:p>
          </table:table-cell>
        </table:table-row>
        <table:table-row>
          <table:table-cell table:style-name="Tabelle1.A4" office:value-type="string">
            <text:p text:style-name="Table_20_Contents"><text:span text:style-name="Source_20_Text"><text:span text:style-name="T1">SAVE</text:span></text:span></text:p>
          </table:table-cell>
          <table:table-cell table:style-name="Tabelle1.B4" office:value-type="string">
            <text:p text:style-name="Table_20_Contents">Die laufende Konfiguration soll gespeichert werden (in <text:span text:style-name="T12">maker</text:span>.cfg). Dieses Event wird <text:span text:style-name="T10">VOR</text:span> dem Speichern der Konfiguration getriggert. Sobald der Trigger verarbeitet wurde, beginnt das Speichern der Konfiguration. (<text:span text:style-name="T12">SCDE</text:span>-Befehl: "save")</text:p>
          </table:table-cell>
        </table:table-row>
        <table:table-row>
          <table:table-cell table:style-name="Tabelle1.A5" office:value-type="string">
            <text:p text:style-name="Table_20_Contents"><text:span text:style-name="Source_20_Text"><text:span text:style-name="T1">SHUTDOWN</text:span></text:span></text:p>
          </table:table-cell>
          <table:table-cell table:style-name="Tabelle1.B5" office:value-type="string">
            <text:p text:style-name="Table_20_Contents"><text:span text:style-name="T12">SCDE</text:span> wird sich beenden. (<text:span text:style-name="T12">SCDE</text:span>-Befehl: "shutdown")</text:p>
          </table:table-cell>
        </table:table-row>
        <table:table-row>
          <table:table-cell table:style-name="Tabelle1.A6" office:value-type="string">
            <text:p text:style-name="Table_20_Contents"><text:span text:style-name="Source_20_Text"><text:span text:style-name="T1">DELAYEDSHUTDOWN</text:span></text:span></text:p>
          </table:table-cell>
          <table:table-cell table:style-name="Tabelle1.B6" office:value-type="string">
            <text:p text:style-name="Table_20_Contents"><text:span text:style-name="T12">SCDE</text:span> wird sich beenden. (<text:span text:style-name="T12">SCDE</text:span>-Befehl: "shutdown")</text:p>
          </table:table-cell>
        </table:table-row>
        <table:table-row>
          <table:table-cell table:style-name="Tabelle1.A7" office:value-type="string">
            <text:p text:style-name="Table_20_Contents"><text:span text:style-name="Source_20_Text"><text:span text:style-name="T1">UPDATE</text:span></text:span></text:p>
          </table:table-cell>
          <table:table-cell table:style-name="Tabelle1.B7" office:value-type="string">
            <text:p text:style-name="Table_20_Contents">Es wurde ein Update erfolgreich installiert. (<text:span text:style-name="T12">SCDE</text:span>-Befehl: "update")</text:p>
          </table:table-cell>
        </table:table-row>
      </table:table>
      <text:p text:style-name="P5"/>
      <text:p text:style-name="P5">Definitionsbezogene Events:</text:p>
      <table:table table:name="Tabelle2" table:style-name="Tabelle2">
        <table:table-column table:style-name="Tabelle2.A"/>
        <table:table-column table:style-name="Tabelle2.B"/>
        <text:soft-page-break/>
        <table:table-row>
          <table:table-cell table:style-name="Tabelle2.A1" office:value-type="string">
            <text:p text:style-name="P3">Event-Text</text:p>
          </table:table-cell>
          <table:table-cell table:style-name="Tabelle2.A1" office:value-type="string">
            <text:p text:style-name="P3">Beschreibung.</text:p>
          </table:table-cell>
        </table:table-row>
        <table:table-row>
          <table:table-cell table:style-name="Tabelle2.A2" office:value-type="string">
            <text:p text:style-name="Table_20_Contents"><text:span text:style-name="Source_20_Text"><text:span text:style-name="T1">DEFINED </text:span></text:span><text:span text:style-name="Source_20_Text"><text:span text:style-name="T3">&lt;Name&gt;</text:span></text:span></text:p>
          </table:table-cell>
          <table:table-cell table:style-name="Tabelle2.B2" office:value-type="string">
            <text:p text:style-name="Table_20_Contents">Es wurde eine neue Definition mit Namen <text:span text:style-name="Source_20_Text"><text:span text:style-name="T2">&lt;Name&gt;</text:span></text:span> angelegt. (<text:span text:style-name="T12">SCDE</text:span>-Befehl: "define")</text:p>
          </table:table-cell>
        </table:table-row>
        <table:table-row>
          <table:table-cell table:style-name="Tabelle2.A3" office:value-type="string">
            <text:p text:style-name="Table_20_Contents"><text:span text:style-name="Source_20_Text"><text:span text:style-name="T1">DELETED </text:span></text:span><text:span text:style-name="Source_20_Text"><text:span text:style-name="T3">&lt;Name&gt;</text:span></text:span></text:p>
          </table:table-cell>
          <table:table-cell table:style-name="Tabelle2.B3" office:value-type="string">
            <text:p text:style-name="Table_20_Contents">Die Definition mit dem Namen <text:span text:style-name="Source_20_Text"><text:span text:style-name="T2">&lt;Name&gt;</text:span></text:span> wurde gelöscht. (<text:span text:style-name="T12">SCDE</text:span>-Befehl: "delete")</text:p>
          </table:table-cell>
        </table:table-row>
        <table:table-row>
          <table:table-cell table:style-name="Tabelle2.A4" office:value-type="string">
            <text:p text:style-name="Table_20_Contents"><text:span text:style-name="Source_20_Text"><text:span text:style-name="T1">RENAMED </text:span></text:span><text:span text:style-name="Source_20_Text"><text:span text:style-name="T3">&lt;Alt&gt;</text:span></text:span><text:span text:style-name="Source_20_Text"><text:span text:style-name="T1"> </text:span></text:span><text:span text:style-name="Source_20_Text"><text:span text:style-name="T3">&lt;Neu&gt;</text:span></text:span></text:p>
          </table:table-cell>
          <table:table-cell table:style-name="Tabelle2.B4" office:value-type="string">
            <text:p text:style-name="Table_20_Contents">Die Definition mit dem Namen <text:span text:style-name="Source_20_Text"><text:span text:style-name="T2">&lt;Alt&gt;</text:span></text:span> wurde in den Namen <text:span text:style-name="Source_20_Text"><text:span text:style-name="T2">&lt;Neu&gt;</text:span></text:span> umbenannt. (<text:span text:style-name="T12">SCDE</text:span>-Befehl: "rename")</text:p>
          </table:table-cell>
        </table:table-row>
        <table:table-row>
          <table:table-cell table:style-name="Tabelle2.A5" office:value-type="string">
            <text:p text:style-name="Table_20_Contents"><text:span text:style-name="Source_20_Text"><text:span text:style-name="T1">MODIFIED </text:span></text:span><text:span text:style-name="Source_20_Text"><text:span text:style-name="T3">&lt;Name&gt;</text:span></text:span></text:p>
          </table:table-cell>
          <table:table-cell table:style-name="Tabelle2.B5" office:value-type="string">
            <text:p text:style-name="Table_20_Contents">Die Definition mit dem Namen <text:span text:style-name="Source_20_Text"><text:span text:style-name="T2">&lt;Name&gt;</text:span></text:span> wurde modifiziert. (<text:span text:style-name="T12">SCDE</text:span>-Befehl: "modify")</text:p>
          </table:table-cell>
        </table:table-row>
        <table:table-row>
          <table:table-cell table:style-name="Tabelle2.A6" office:value-type="string">
            <text:p text:style-name="Table_20_Contents"><text:span text:style-name="Source_20_Text"><text:span text:style-name="T1">UNDEFINED </text:span></text:span><text:span text:style-name="Source_20_Text"><text:span text:style-name="T3">&lt;Name&gt; &lt;Modul&gt; &lt;Define-Parameter&gt;</text:span></text:span></text:p>
          </table:table-cell>
          <table:table-cell table:style-name="Tabelle2.B6" office:value-type="string">
            <text:p text:style-name="Table_20_Contents">Es wurde eine Nachricht von einem physikalischen Modul (siehe <text:a xlink:type="simple" xlink:href="https://wiki.fhem.de/wiki/DevelopmentModuleIntro#Zweistufiges_Modell_f.C3.BCr_Module" text:style-name="Internet_20_link" text:visited-style-name="Visited_20_Internet_20_Link"><text:span text:style-name="T11">zweistufiges Modulkonzept</text:span></text:a>) erhalten, für die keine passende logische Definition in <text:span text:style-name="T12">der SCDE</text:span> existiert. Details dazu, siehe dazu Abschnitt <text:a xlink:type="simple" xlink:href="https://wiki.fhem.de/wiki/DevelopmentModuleIntro#Automatisches_Anlegen_von_logischen_Ger.C3.A4tedefinitionen_.28autocreate.29" text:style-name="Internet_20_link" text:visited-style-name="Visited_20_Internet_20_Link"><text:span text:style-name="T11">Automatisches Anlegen von logischen Gerätedefinitionen (autocreate)</text:span></text:a>.</text:p>
          </table:table-cell>
        </table:table-row>
      </table:table>
      <text:h text:style-name="P2" text:outline-level="3"/>
      <text:p text:style-name="P7"/>
      <text:h text:style-name="P2" text:outline-level="3"><text:bookmark text:name="Begrenzung_von_Events"/>Begrenzung von Events</text:h>
      <text:p text:style-name="P4"><text:span text:style-name="T4">Ein Modul, welches Events verarbeitet, kann die Eventverarbeitung auf bestimmte Definitionen begrenzen. Dadurch werden nur Events an das Modul gemeldet (via </text:span><text:a xlink:type="simple" xlink:href="https://wiki.fhem.de/wiki/DevelopmentModuleIntro#X_Notify" text:style-name="Internet_20_link" text:visited-style-name="Visited_20_Internet_20_Link"><text:span text:style-name="T9">X_Notify()</text:span></text:a><text:span text:style-name="T4">), welche von einer oder mehreren bestimmten Definitionen getriggert wurden. Dadurch werden unnötige Events nicht an das Modul gemeldet und schont somit Ressourcen.</text:span></text:p>
      <text:p text:style-name="P4"><text:span text:style-name="T4">Standardmäßig werden sämtliche Events ohne Begrenzung an ein Modul gemeldet, welches eine </text:span><text:a xlink:type="simple" xlink:href="https://wiki.fhem.de/wiki/DevelopmentModuleIntro#X_Notify" text:style-name="Internet_20_link" text:visited-style-name="Visited_20_Internet_20_Link"><text:span text:style-name="T9">Notify</text:span></text:a><text:span text:style-name="T4">-Funktion implementiert hat und somit Events verarbeiten kann. Details zur Begrenzung von Events findet man in der Beschreibung zur Modulfunktion </text:span><text:a xlink:type="simple" xlink:href="https://wiki.fhem.de/wiki/DevelopmentModuleIntro#X_Notify" text:style-name="Internet_20_link" text:visited-style-name="Visited_20_Internet_20_Link"><text:span text:style-name="T9">X_Notify()</text:span></text:a><text:span text:style-name="T4">.</text:span></text:p>
      <text:h text:style-name="P2" text:outline-level="3"><text:bookmark text:name="Reihenfolge_der_Eventverarbeitung"/>Reihenfolge der Eventverarbeitung</text:h>
      <text:p text:style-name="P4"><text:span text:style-name="T4">Ein getriggertes Event wird nacheinander gegen jede Definition geprüft, deren Modul eine </text:span><text:a xlink:type="simple" xlink:href="https://wiki.fhem.de/wiki/DevelopmentModuleIntro#X_Notify" text:style-name="Internet_20_link" text:visited-style-name="Visited_20_Internet_20_Link"><text:span text:style-name="T9">Notify</text:span></text:a><text:span text:style-name="T4">-Funktion implementiert hat. Dies bedeutet, jede Definition wird nacheinander durch Aufruf der </text:span><text:a xlink:type="simple" xlink:href="https://wiki.fhem.de/wiki/DevelopmentModuleIntro#X_Notify" text:style-name="Internet_20_link" text:visited-style-name="Visited_20_Internet_20_Link"><text:span text:style-name="T9">Notify</text:span></text:a><text:span text:style-name="T4">-Funktion mit dem Definitionshash der auslösenden Definition aufgerufen.</text:span></text:p>
      <text:p text:style-name="P4"><text:span text:style-name="T4">Unter bestimmten Umständen kann es erforderlich sein, in diese Reihenfolge einzugreifen. Beispielsweise wenn das eigene Modul und deren Definitionen das Event als letztes oder erstes verarbeiten müssen. Ein Beispiel bietet hierbei das Modul </text:span><text:a xlink:type="simple" xlink:href="https://wiki.fhem.de/wiki/Dewpoint" text:style-name="Internet_20_link" text:visited-style-name="Visited_20_Internet_20_Link"><text:span text:style-name="T9">dewpoint</text:span></text:a><text:span text:style-name="T4">, welches Events vor allen anderen Modulen verarbeiten muss.</text:span></text:p>
      <text:p text:style-name="P4"><text:span text:style-name="T4">Details, wie man die Reihenfolge der Eventverarbeitung steuern kann, findet man in der Beschreibung zur Modulfunktion </text:span><text:a xlink:type="simple" xlink:href="https://wiki.fhem.de/wiki/DevelopmentModuleIntro#X_Notify" text:style-name="Internet_20_link" text:visited-style-name="Visited_20_Internet_20_Link"><text:span text:style-name="T9">X_Notify()</text:span></text:a><text:span text:style-name="T4">.</text:span></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nux Libertine" svg:font-family="'Linux Libertine', Georgia, Times, serif"/>
    <style:font-face style:name="Lohit Devanagari1" svg:font-family="'Lohit Devanagari'"/>
    <style:font-face style:name="monospace" svg:font-family="monospace, monospace"/>
    <style:font-face style:name="sans-serif" svg:font-family="sans-serif"/>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26T13:57:21.545328273</meta:creation-date>
    <dc:date>2020-12-26T14:11:46.747237541</dc:date>
    <meta:editing-duration>PT14M30S</meta:editing-duration>
    <meta:editing-cycles>2</meta:editing-cycles>
    <meta:generator>LibreOffice/6.4.6.2$Linux_X86_64 LibreOffice_project/40$Build-2</meta:generator>
    <meta:document-statistic meta:table-count="2" meta:image-count="0" meta:object-count="0" meta:page-count="2" meta:paragraph-count="43" meta:word-count="627" meta:character-count="4774" meta:non-whitespace-character-count="4190"/>
  </office:meta>
</office:document-meta>
</file>